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zoom" smil:subtype="rotateIn">
        <presentation:sound xlink:href="../../../../../opt/libreoffice6.0/share/gallery/sounds/horse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horizontal">
        <presentation:sound xlink:href="../../../../../opt/libreoffice6.0/share/gallery/sounds/applause.wav" xlink:type="simple" xlink:show="new" xlink:actuate="onRequest"/>
      </style:drawing-page-properties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4b1f6f" draw:textarea-horizontal-align="justify" draw:textarea-vertical-align="middle" draw:auto-grow-height="false" fo:min-height="0.766cm" fo:min-width="2.294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3.123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5" style:family="graphic" style:parent-style-name="standard">
      <style:graphic-properties draw:fill-color="#00cc33" draw:textarea-horizontal-align="justify" draw:textarea-vertical-align="middle" draw:auto-grow-height="false" fo:min-height="0.766cm" fo:min-width="2.294cm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 fo:min-height="0.766cm" fo:min-width="2.294cm"/>
    </style:style>
    <style:style style:name="gr7" style:family="graphic" style:parent-style-name="standard">
      <style:graphic-properties draw:fill-color="#00ff66" draw:textarea-horizontal-align="justify" draw:textarea-vertical-align="middle" draw:auto-grow-height="false" fo:min-height="0.766cm" fo:min-width="2.294cm"/>
    </style:style>
    <style:style style:name="gr8" style:family="graphic" style:parent-style-name="standard">
      <style:graphic-properties draw:fill-color="#00ff66" draw:textarea-horizontal-align="justify" draw:textarea-vertical-align="middle" draw:auto-grow-height="false" fo:min-height="1.528cm" fo:min-width="2.294cm"/>
    </style:style>
    <style:style style:name="gr9" style:family="graphic" style:parent-style-name="standard">
      <style:graphic-properties draw:fill-color="#ed1c24" draw:textarea-horizontal-align="justify" draw:textarea-vertical-align="middle" draw:auto-grow-height="false" fo:min-height="0.766cm" fo:min-width="2.294cm"/>
    </style:style>
    <style:style style:name="gr10" style:family="graphic" style:parent-style-name="standard">
      <style:graphic-properties draw:fill-color="#ff6666" draw:textarea-horizontal-align="justify" draw:textarea-vertical-align="middle" draw:auto-grow-height="false" fo:min-height="0.766cm" fo:min-width="2.294cm"/>
    </style:style>
    <style:style style:name="gr11" style:family="graphic" style:parent-style-name="standard">
      <style:graphic-properties draw:fill-color="#ff6666" draw:textarea-horizontal-align="justify" draw:textarea-vertical-align="middle" draw:auto-grow-height="false" fo:min-height="2.036cm" fo:min-width="2.82cm"/>
    </style:style>
    <style:style style:name="gr12" style:family="graphic" style:parent-style-name="standard">
      <style:graphic-properties draw:fill-color="#66ffff" draw:textarea-horizontal-align="justify" draw:textarea-vertical-align="middle" draw:auto-grow-height="false" fo:min-height="0.766cm" fo:min-width="2.294cm"/>
    </style:style>
    <style:style style:name="gr13" style:family="graphic" style:parent-style-name="standard">
      <style:graphic-properties draw:fill-color="#99ffff" draw:textarea-horizontal-align="justify" draw:textarea-vertical-align="middle" draw:auto-grow-height="false" fo:min-height="0.766cm" fo:min-width="2.294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fill-color="#ff33ff" draw:textarea-horizontal-align="justify" draw:textarea-vertical-align="middle" draw:auto-grow-height="false" fo:min-height="1.228cm" fo:min-width="2.79cm"/>
    </style:style>
    <style:style style:name="gr16" style:family="graphic" style:parent-style-name="standard">
      <style:graphic-properties draw:fill-color="#ff99ff" draw:textarea-horizontal-align="justify" draw:textarea-vertical-align="middle" draw:auto-grow-height="false" fo:min-height="0.766cm" fo:min-width="2.294cm"/>
    </style:style>
    <style:style style:name="gr17" style:family="graphic" style:parent-style-name="standard">
      <style:graphic-properties draw:fill-color="#ff99ff" draw:textarea-horizontal-align="justify" draw:textarea-vertical-align="middle" draw:auto-grow-height="false" fo:min-height="2.036cm" fo:min-width="2.725cm"/>
    </style:style>
    <style:style style:name="gr18" style:family="graphic" style:parent-style-name="standard">
      <style:graphic-properties draw:fill-color="#579835" draw:textarea-horizontal-align="justify" draw:textarea-vertical-align="middle" draw:auto-grow-height="false" fo:min-height="0.766cm" fo:min-width="2.294cm"/>
    </style:style>
    <style:style style:name="gr19" style:family="graphic" style:parent-style-name="standard">
      <style:graphic-properties draw:textarea-horizontal-align="justify" draw:textarea-vertical-align="middle" draw:auto-grow-height="false" fo:min-height="0.766cm" fo:min-width="3.347cm"/>
    </style:style>
    <style:style style:name="gr20" style:family="graphic" style:parent-style-name="standard">
      <style:graphic-properties draw:textarea-horizontal-align="justify" draw:textarea-vertical-align="middle" draw:auto-grow-height="false" fo:min-height="0.766cm" fo:min-width="2.515cm"/>
    </style:style>
    <style:style style:name="gr21" style:family="graphic" style:parent-style-name="standard">
      <style:graphic-properties draw:fill-color="#66ffff" draw:textarea-horizontal-align="justify" draw:textarea-vertical-align="middle" draw:auto-grow-height="false" fo:min-height="0.766cm" fo:min-width="2.839cm"/>
    </style:style>
    <style:style style:name="gr22" style:family="graphic" style:parent-style-name="standard">
      <style:graphic-properties draw:fill-color="#66ffff" draw:textarea-horizontal-align="justify" draw:textarea-vertical-align="middle" draw:auto-grow-height="false" fo:min-height="0.766cm" fo:min-width="3.348cm"/>
    </style:style>
    <style:style style:name="gr23" style:family="graphic" style:parent-style-name="standard">
      <style:graphic-properties draw:fill-color="#b2b2b2" draw:textarea-horizontal-align="justify" draw:textarea-vertical-align="middle" draw:auto-grow-height="false" fo:min-height="0.766cm" fo:min-width="2.515cm"/>
    </style:style>
    <style:style style:name="gr24" style:family="graphic" style:parent-style-name="standard">
      <style:graphic-properties draw:fill-color="#dddddd" draw:textarea-horizontal-align="justify" draw:textarea-vertical-align="middle" draw:auto-grow-height="false" fo:min-height="0.766cm" fo:min-width="1.786cm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0.766cm" fo:min-width="1.593cm"/>
    </style:style>
    <style:style style:name="gr26" style:family="graphic" style:parent-style-name="standard">
      <style:graphic-properties draw:fill-color="#dddddd" draw:textarea-horizontal-align="justify" draw:textarea-vertical-align="middle" draw:auto-grow-height="false" fo:min-height="0.766cm" fo:min-width="4.492cm"/>
    </style:style>
    <style:style style:name="gr27" style:family="graphic" style:parent-style-name="standard">
      <style:graphic-properties draw:fill-color="#dddddd" draw:textarea-horizontal-align="justify" draw:textarea-vertical-align="middle" draw:auto-grow-height="false" fo:min-height="0.766cm" fo:min-width="3.279cm"/>
    </style:style>
    <style:style style:name="gr28" style:family="graphic" style:parent-style-name="standard">
      <style:graphic-properties draw:textarea-horizontal-align="justify" draw:textarea-vertical-align="middle" draw:auto-grow-height="false" fo:min-height="1.415cm" fo:min-width="1.494cm"/>
    </style:style>
    <style:style style:name="gr29" style:family="graphic" style:parent-style-name="standard">
      <style:graphic-properties draw:fill-color="#ff9900" draw:textarea-horizontal-align="justify" draw:textarea-vertical-align="middle" draw:auto-grow-height="false" fo:min-height="1.415cm" fo:min-width="1.494cm"/>
    </style:style>
    <style:style style:name="gr30" style:family="graphic" style:parent-style-name="standard">
      <style:graphic-properties draw:fill-color="#d4711a" draw:textarea-horizontal-align="justify" draw:textarea-vertical-align="middle" draw:auto-grow-height="false" fo:min-height="0.766cm" fo:min-width="2.294cm"/>
    </style:style>
    <style:style style:name="gr31" style:family="graphic" style:parent-style-name="standard">
      <style:graphic-properties draw:fill-color="#fdb94d" draw:textarea-horizontal-align="justify" draw:textarea-vertical-align="middle" draw:auto-grow-height="false" fo:min-height="0.766cm" fo:min-width="2.294cm"/>
    </style:style>
    <style:style style:name="gr32" style:family="graphic" style:parent-style-name="standard">
      <style:graphic-properties draw:fill-color="#fdb94d" draw:textarea-horizontal-align="justify" draw:textarea-vertical-align="middle" draw:auto-grow-height="false" fo:min-height="0.766cm" fo:min-width="2.548cm"/>
    </style:style>
    <style:style style:name="gr33" style:family="graphic" style:parent-style-name="standard">
      <style:graphic-properties draw:fill-color="#fdc578" draw:textarea-horizontal-align="justify" draw:textarea-vertical-align="middle" draw:auto-grow-height="false" fo:min-height="0.766cm" fo:min-width="2.294cm"/>
    </style:style>
    <style:style style:name="gr34" style:family="graphic" style:parent-style-name="standard">
      <style:graphic-properties draw:fill-color="#4b1f6f" draw:textarea-horizontal-align="justify" draw:textarea-vertical-align="middle" draw:auto-grow-height="false" fo:min-height="0.766cm" fo:min-width="4.638cm"/>
    </style:style>
    <style:style style:name="gr35" style:family="graphic" style:parent-style-name="standard">
      <style:graphic-properties draw:textarea-horizontal-align="justify" draw:textarea-vertical-align="middle" draw:auto-grow-height="false" fo:min-height="0.766cm" fo:min-width="5.087cm"/>
    </style:style>
    <style:style style:name="gr36" style:family="graphic" style:parent-style-name="standard">
      <style:graphic-properties draw:textarea-horizontal-align="justify" draw:textarea-vertical-align="middle" draw:auto-grow-height="false" fo:min-height="0.766cm" fo:min-width="3.34cm"/>
    </style:style>
    <style:style style:name="gr37" style:family="graphic" style:parent-style-name="standard">
      <style:graphic-properties draw:textarea-horizontal-align="justify" draw:textarea-vertical-align="middle" draw:auto-grow-height="false" fo:min-height="0.766cm" fo:min-width="3.113cm"/>
    </style:style>
    <style:style style:name="gr38" style:family="graphic" style:parent-style-name="standard">
      <style:graphic-properties draw:textarea-horizontal-align="justify" draw:textarea-vertical-align="middle" draw:auto-grow-height="false" fo:min-height="1.378cm" fo:min-width="5.087cm"/>
    </style:style>
    <style:style style:name="gr39" style:family="graphic" style:parent-style-name="standard">
      <style:graphic-properties draw:fill-color="#00cc33" draw:textarea-horizontal-align="justify" draw:textarea-vertical-align="middle" draw:auto-grow-height="false" fo:min-height="0.766cm" fo:min-width="4.638cm"/>
    </style:style>
    <style:style style:name="gr40" style:family="graphic" style:parent-style-name="standard">
      <style:graphic-properties draw:fill-color="#99ff33" draw:textarea-horizontal-align="justify" draw:textarea-vertical-align="middle" draw:auto-grow-height="false" fo:min-height="0.766cm" fo:min-width="2.545cm"/>
    </style:style>
    <style:style style:name="gr41" style:family="graphic" style:parent-style-name="standard">
      <style:graphic-properties draw:fill-color="#ccff66" draw:textarea-horizontal-align="justify" draw:textarea-vertical-align="middle" draw:auto-grow-height="false" fo:min-height="0.766cm" fo:min-width="4.068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fo:min-height="11.39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4b1f6f"/>
      <style:paragraph-properties fo:text-align="center"/>
    </style:style>
    <style:style style:name="P5" style:family="paragraph">
      <loext:graphic-properties draw:fill-color="#00cc33"/>
      <style:paragraph-properties fo:text-align="center"/>
    </style:style>
    <style:style style:name="P6" style:family="paragraph">
      <loext:graphic-properties draw:fill-color="#ffff66"/>
      <style:paragraph-properties fo:text-align="center"/>
    </style:style>
    <style:style style:name="P7" style:family="paragraph">
      <loext:graphic-properties draw:fill-color="#00cc33"/>
      <style:paragraph-properties fo:text-align="center"/>
      <style:text-properties style:text-underline-style="none"/>
    </style:style>
    <style:style style:name="P8" style:family="paragraph">
      <loext:graphic-properties draw:fill-color="#00ff66"/>
      <style:paragraph-properties fo:text-align="center"/>
    </style:style>
    <style:style style:name="P9" style:family="paragraph">
      <loext:graphic-properties draw:fill-color="#ed1c24"/>
      <style:paragraph-properties fo:text-align="center"/>
    </style:style>
    <style:style style:name="P10" style:family="paragraph">
      <loext:graphic-properties draw:fill-color="#ff6666"/>
      <style:paragraph-properties fo:text-align="center"/>
    </style:style>
    <style:style style:name="P11" style:family="paragraph">
      <loext:graphic-properties draw:fill-color="#66ffff"/>
      <style:paragraph-properties fo:text-align="center"/>
    </style:style>
    <style:style style:name="P12" style:family="paragraph">
      <loext:graphic-properties draw:fill-color="#99ffff"/>
      <style:paragraph-properties fo:text-align="center"/>
    </style:style>
    <style:style style:name="P13" style:family="paragraph">
      <loext:graphic-properties draw:fill-color="#ff33ff"/>
      <style:paragraph-properties fo:text-align="center"/>
    </style:style>
    <style:style style:name="P14" style:family="paragraph">
      <loext:graphic-properties draw:fill-color="#ff99ff"/>
      <style:paragraph-properties fo:text-align="center"/>
    </style:style>
    <style:style style:name="P15" style:family="paragraph">
      <loext:graphic-properties draw:fill-color="#579835"/>
      <style:paragraph-properties fo:text-align="center"/>
    </style:style>
    <style:style style:name="P16" style:family="paragraph">
      <loext:graphic-properties draw:fill-color="#b2b2b2"/>
      <style:paragraph-properties fo:text-align="center"/>
    </style:style>
    <style:style style:name="P17" style:family="paragraph">
      <loext:graphic-properties draw:fill-color="#dddddd"/>
      <style:paragraph-properties fo:text-align="center"/>
    </style:style>
    <style:style style:name="P18" style:family="paragraph">
      <loext:graphic-properties draw:fill-color="#ff9900"/>
      <style:paragraph-properties fo:text-align="center"/>
    </style:style>
    <style:style style:name="P19" style:family="paragraph">
      <loext:graphic-properties draw:fill-color="#d4711a"/>
      <style:paragraph-properties fo:text-align="center"/>
    </style:style>
    <style:style style:name="P20" style:family="paragraph">
      <loext:graphic-properties draw:fill-color="#fdb94d"/>
      <style:paragraph-properties fo:text-align="center"/>
    </style:style>
    <style:style style:name="P21" style:family="paragraph">
      <loext:graphic-properties draw:fill-color="#fdc578"/>
      <style:paragraph-properties fo:text-align="center"/>
    </style:style>
    <style:style style:name="P22" style:family="paragraph">
      <loext:graphic-properties draw:fill-color="#99ff33"/>
      <style:paragraph-properties fo:text-align="center"/>
    </style:style>
    <style:style style:name="P23" style:family="paragraph">
      <loext:graphic-properties draw:fill-color="#ccff66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achlieli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32pt" style:font-style-asian="normal" style:font-weight-asian="bold" style:font-name-complex="Nachlieli CLM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achlieli CLM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28pt" style:font-style-asian="normal" style:font-weight-asian="bold" style:font-name-complex="Nachlieli CLM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_alpha_ - the alpha</presentation:footer-decl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footer-name="ftr1" presentation:use-date-time-name="dtd1" xml:id="id72" draw:id="id72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">_</text:span><text:span text:style-name="T1">a</text:span><text:span text:style-name="T1">l</text:span><text:span text:style-name="T1">p</text:span><text:span text:style-name="T1">h</text:span><text:span text:style-name="T1">a</text:span><text:span text:style-name="T1">_</text:span> – the alpha</text:p>
          </draw:text-box>
        </draw:frame>
        <draw:frame presentation:style-name="pr2" draw:text-style-name="P1" draw:layer="layout" svg:width="25.199cm" svg:height="11.395cm" svg:x="1.4cm" svg:y="3.555cm" presentation:class="subtitle" presentation:user-transformed="true">
          <draw:text-box>
            <text:p><text:span text:style-name="T2">D</text:span><text:span text:style-name="T2">e</text:span><text:span text:style-name="T2">v</text:span><text:span text:style-name="T2">e</text:span><text:span text:style-name="T2">l</text:span><text:span text:style-name="T2">o</text:span><text:span text:style-name="T2">p</text:span><text:span text:style-name="T2">e</text:span><text:span text:style-name="T2">r</text:span><text:span text:style-name="T2">s</text:span>:<text:line-break/>Avi Bank<text:line-break/> Niambh Blundell</text:p>
            <text:p>Or Hanoch<text:line-break/><text:line-break/><text:span text:style-name="T3">G</text:span><text:span text:style-name="T3">i</text:span><text:span text:style-name="T3">t</text:span><text:span text:style-name="T3">h</text:span><text:span text:style-name="T3">u</text:span><text:span text:style-name="T3">b</text:span>:</text:p>
            <text:p>https://github.com/ohanoch/cgv_game</text:p>
            <text:p><text:line-break/></text:p>
          </draw:text-box>
        </draw:frame>
        <anim:par presentation:node-type="timing-root">
          <anim:par smil:begin="id72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 xml:id="id73" draw:id="id7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amepla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n _alpha_ flies around the world trying to avoid obstacles and collect treasures.</text:p>
              </text:list-item>
              <text:list-item>
                <text:p><text:span text:style-name="T4">While flying </text:span>_alpha_ goes down by default (gravity and stuff) and the player will need to press a button to combat it. </text:p>
              </text:list-item>
              <text:list-item>
                <text:p><text:span text:style-name="T5">Plan A:</text:span><text:span text:style-name="T4"> The </text:span>_alpha_ will appear to fly into the screen (z axis), but will be able to turn and go up and down as it explores the world.</text:p>
              </text:list-item>
              <text:list-item>
                <text:p><text:span text:style-name="T5">Plan B:</text:span><text:span text:style-name="T4"> The </text:span><text:span text:style-name="T6">_alpha_ will appear to fly into the screen (z </text:span><text:span text:style-name="T6">axis), and will always move forward on the z axis and </text:span><text:span text:style-name="T6">will be able to strafe left, right, up and down</text:span></text:p>
              </text:list-item>
            </text:list>
          </draw:text-box>
        </draw:frame>
        <anim:par presentation:node-type="timing-root">
          <anim:par smil:begin="id73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 xml:id="id74" draw:id="id74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evels Pla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evel 0 – everyone!</text:p>
                <text:list>
                  <text:list-item>
                    <text:p><text:span text:style-name="T7">No special textures or models, a square </text:span>_alpha_ flies around square obstacles with sphere rewards. Just implementing basic mechanics.</text:p>
                  </text:list-item>
                </text:list>
              </text:list-item>
              <text:list-item>
                <text:p>Level 1-3 – split individually among devs.</text:p>
                <text:list>
                  <text:list-item>
                    <text:p><text:span text:style-name="T7">Different levels have different models for </text:span>_alpha_, obstacles and rewards, and generally different themes.</text:p>
                  </text:list-item>
                  <text:list-item>
                    <text:p>Each level will have items that _alpha_ most obtain to progress to the next level</text:p>
                  </text:list-item>
                  <text:list-item>
                    <text:p><text:span text:style-name="T8">Plan A:</text:span><text:span text:style-name="T7"> Different levels can have a rewards supplying </text:span><text:span text:style-name="T7">different power-ups/downs, for example </text:span>_alpha_ being able to shoot obstacles or making gravity stronger. </text:p>
                  </text:list-item>
                  <text:list-item>
                    <text:p><text:span text:style-name="T9">Plan B:</text:span><text:span text:style-name="T6"> Watch a movie..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4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 xml:id="id75" draw:id="id75">
        <office:forms form:automatic-focus="false" form:apply-design-mode="false"/>
        <draw:frame presentation:style-name="pr4" draw:layer="layout" svg:width="25.199cm" svg:height="2.629cm" svg:x="1.4cm" svg:y="-0.372cm" presentation:class="title" presentation:user-transformed="true">
          <draw:text-box>
            <text:p>Scene Graph</text:p>
          </draw:text-box>
        </draw:frame>
        <draw:custom-shape draw:style-name="gr2" draw:text-style-name="P4" xml:id="id1" draw:id="id1" draw:layer="layout" svg:width="2.794cm" svg:height="1.016cm" svg:x="11.43cm" svg:y="2.032cm">
          <text:p text:style-name="P3">sce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3" draw:id="id3" draw:layer="layout" svg:width="3.623cm" svg:height="1.016cm" svg:x="0.202cm" svg:y="2.672cm">
          <text:p text:style-name="P3">skybo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5" draw:id="id5" draw:layer="layout" svg:width="2.794cm" svg:height="1.016cm" svg:x="0.108cm" svg:y="4.798cm">
          <text:p text:style-name="P3">cub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4" draw:id="id4" draw:layer="layout" svg:width="2.794cm" svg:height="1.016cm" svg:x="3.064cm" svg:y="4.882cm">
          <text:p text:style-name="P3">textu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30" draw:id="id30" draw:layer="layout" svg:width="2.794cm" svg:height="1.016cm" svg:x="0.762cm" svg:y="8.89cm">
          <text:p text:style-name="P3">camer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xml:id="id6" draw:id="id6" draw:layer="layout" svg:width="2.794cm" svg:height="1.016cm" svg:x="0.254cm" svg:y="6.604cm">
          <text:p text:style-name="P3">ligh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xml:id="id13" draw:id="id13" draw:layer="layout" svg:width="2.794cm" svg:height="1.016cm" svg:x="3.81cm" svg:y="10.16cm">
          <text:p text:style-name="P3"><text:span text:style-name="T1">_alpha_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8" xml:id="id14" draw:id="id14" draw:layer="layout" svg:width="2.794cm" svg:height="1.016cm" svg:x="0.762cm" svg:y="12.192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xml:id="id15" draw:id="id15" draw:layer="layout" svg:width="2.794cm" svg:height="1.778cm" svg:x="3.772cm" svg:y="13.576cm">
          <text:p text:style-name="P3">Extras<text:line-break/>per lev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9" xml:id="id10" draw:id="id10" draw:layer="layout" svg:width="2.794cm" svg:height="1.016cm" svg:x="13.424cm" svg:y="6.534cm">
          <text:p text:style-name="P3">poweru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0" xml:id="id11" draw:id="id11" draw:layer="layout" svg:width="2.794cm" svg:height="1.016cm" svg:x="12.408cm" svg:y="9.074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12" draw:id="id12" draw:layer="layout" svg:width="3.32cm" svg:height="2.286cm" svg:x="15.438cm" svg:y="8.82cm">
          <text:p text:style-name="P3">Bubble:<text:line-break/>transparent<text:line-break/>sphe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1" xml:id="id8" draw:id="id8" draw:layer="layout" svg:width="2.794cm" svg:height="1.016cm" svg:x="15.964cm" svg:y="11.868cm">
          <text:p text:style-name="P3">obstacl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2" xml:id="id9" draw:id="id9" draw:layer="layout" svg:width="2.794cm" svg:height="1.016cm" svg:x="15.964cm" svg:y="13.646cm">
          <text:p text:style-name="P3">model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svg:x1="11.43cm" svg:y1="2.54cm" svg:x2="3.702cm" svg:y2="0.973cm" draw:start-shape="id1" draw:start-glue-point="5" draw:end-shape="id2" draw:end-glue-point="4" svg:d="M11430 2540h-2902v-2068h-4826v501" svg:viewBox="0 0 7729 2069">
          <text:p/>
        </draw:connector>
        <draw:connector draw:style-name="gr14" draw:text-style-name="P3" draw:layer="layout" svg:x1="2.014cm" svg:y1="3.688cm" svg:x2="4.461cm" svg:y2="4.882cm" draw:start-shape="id3" draw:start-glue-point="6" draw:end-shape="id4" draw:end-glue-point="4" svg:d="M2014 3688v598h2447v596" svg:viewBox="0 0 2448 1195">
          <text:p/>
        </draw:connector>
        <draw:connector draw:style-name="gr14" draw:text-style-name="P3" draw:layer="layout" svg:x1="2.014cm" svg:y1="3.688cm" svg:x2="1.505cm" svg:y2="4.798cm" draw:start-shape="id3" draw:start-glue-point="6" draw:end-shape="id5" draw:end-glue-point="4" svg:d="M2014 3688v556h-509v554" svg:viewBox="0 0 510 1111">
          <text:p/>
        </draw:connector>
        <draw:connector draw:style-name="gr14" draw:text-style-name="P3" draw:layer="layout" draw:line-skew="1.303cm" svg:x1="12.827cm" svg:y1="3.048cm" svg:x2="1.651cm" svg:y2="6.604cm" draw:start-shape="id1" draw:start-glue-point="6" draw:end-shape="id6" svg:d="M12827 3048v3082h-11176v474" svg:viewBox="0 0 11177 3557">
          <text:p/>
        </draw:connector>
        <draw:connector draw:style-name="gr14" draw:text-style-name="P3" draw:layer="layout" draw:line-skew="1.523cm" svg:x1="19.555cm" svg:y1="8.404cm" svg:x2="17.361cm" svg:y2="11.868cm" draw:start-shape="id7" draw:start-glue-point="6" draw:end-shape="id8" draw:end-glue-point="4" svg:d="M19555 8404v3256h-2194v208" svg:viewBox="0 0 2195 3465">
          <text:p/>
        </draw:connector>
        <draw:connector draw:style-name="gr14" draw:text-style-name="P3" draw:layer="layout" svg:x1="17.361cm" svg:y1="12.884cm" svg:x2="17.361cm" svg:y2="13.646cm" draw:start-shape="id8" draw:start-glue-point="6" draw:end-shape="id9" draw:end-glue-point="4" svg:d="M17361 12884v762" svg:viewBox="0 0 1 763">
          <text:p/>
        </draw:connector>
        <draw:connector draw:style-name="gr14" draw:text-style-name="P3" draw:layer="layout" svg:x1="12.827cm" svg:y1="3.048cm" svg:x2="13.424cm" svg:y2="7.042cm" draw:start-shape="id1" draw:end-shape="id10" draw:end-glue-point="5" svg:d="M12827 3048v3994h597" svg:viewBox="0 0 598 3995">
          <text:p/>
        </draw:connector>
        <draw:connector draw:style-name="gr14" draw:text-style-name="P3" draw:layer="layout" svg:x1="14.821cm" svg:y1="7.55cm" svg:x2="13.805cm" svg:y2="9.074cm" draw:start-shape="id10" draw:start-glue-point="6" draw:end-shape="id11" draw:end-glue-point="4" svg:d="M14821 7550v763h-1016v761" svg:viewBox="0 0 1017 1525">
          <text:p/>
        </draw:connector>
        <draw:connector draw:style-name="gr14" draw:text-style-name="P3" draw:layer="layout" svg:x1="14.821cm" svg:y1="7.55cm" svg:x2="17.098cm" svg:y2="8.82cm" draw:start-shape="id10" draw:start-glue-point="6" draw:end-shape="id12" draw:end-glue-point="4" svg:d="M14821 7550v636h2277v634" svg:viewBox="0 0 2278 1271">
          <text:p/>
        </draw:connector>
        <draw:connector draw:style-name="gr14" draw:text-style-name="P3" draw:layer="layout" svg:x1="5.207cm" svg:y1="11.176cm" svg:x2="2.159cm" svg:y2="12.192cm" draw:start-shape="id13" draw:start-glue-point="6" draw:end-shape="id14" draw:end-glue-point="4" svg:d="M5207 11176v509h-3048v507" svg:viewBox="0 0 3049 1017">
          <text:p/>
        </draw:connector>
        <draw:connector draw:style-name="gr14" draw:text-style-name="P3" draw:layer="layout" svg:x1="5.207cm" svg:y1="11.176cm" svg:x2="5.169cm" svg:y2="13.576cm" draw:start-shape="id13" draw:start-glue-point="6" draw:end-shape="id15" draw:end-glue-point="4" svg:d="M5207 11176v1201h-38v1199" svg:viewBox="0 0 39 2401">
          <text:p/>
        </draw:connector>
        <draw:custom-shape draw:style-name="gr15" draw:text-style-name="P13" xml:id="id16" draw:id="id16" draw:layer="layout" svg:width="3.29cm" svg:height="1.478cm" svg:x="10.118cm" svg:y="10.312cm">
          <text:p text:style-name="P3">Collectible<text:line-break/>I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4" xml:id="id17" draw:id="id17" draw:layer="layout" svg:width="2.794cm" svg:height="1.016cm" svg:x="8.298cm" svg:y="12.852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4" xml:id="id18" draw:id="id18" draw:layer="layout" svg:width="3.225cm" svg:height="2.286cm" svg:x="11.685cm" svg:y="12.86cm">
          <text:p text:style-name="P3">Container:<text:line-break/>transparent</text:p>
          <text:p text:style-name="P3">cub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svg:x1="11.763cm" svg:y1="11.79cm" svg:x2="9.695cm" svg:y2="12.852cm" draw:start-shape="id16" draw:start-glue-point="6" draw:end-shape="id17" draw:end-glue-point="4" svg:d="M11763 11790v532h-2068v530" svg:viewBox="0 0 2069 1063">
          <text:p/>
        </draw:connector>
        <draw:connector draw:style-name="gr14" draw:text-style-name="P3" draw:layer="layout" svg:x1="11.763cm" svg:y1="11.79cm" svg:x2="13.298cm" svg:y2="12.86cm" draw:start-shape="id16" draw:start-glue-point="6" draw:end-shape="id18" draw:end-glue-point="4" svg:d="M11763 11790v536h1535v534" svg:viewBox="0 0 1536 1071">
          <text:p/>
        </draw:connector>
        <draw:connector draw:style-name="gr14" draw:text-style-name="P3" draw:layer="layout" draw:line-skew="1.557cm" svg:x1="12.827cm" svg:y1="3.048cm" svg:x2="11.763cm" svg:y2="10.312cm" draw:start-shape="id1" draw:start-glue-point="6" draw:end-shape="id16" draw:end-glue-point="4" svg:d="M12827 3048v5190h-1064v2074" svg:viewBox="0 0 1065 7265">
          <text:p/>
        </draw:connector>
        <draw:custom-shape draw:style-name="gr18" draw:text-style-name="P15" xml:id="id19" draw:id="id19" draw:layer="layout" svg:width="2.794cm" svg:height="1.016cm" svg:x="3.81cm" svg:y="7.366cm">
          <text:p text:style-name="P3">play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draw:line-skew="1.43cm" svg:x1="12.827cm" svg:y1="3.048cm" svg:x2="5.207cm" svg:y2="7.366cm" draw:start-shape="id1" draw:start-glue-point="6" draw:end-shape="id19" svg:d="M12827 3048v3590h-7620v728" svg:viewBox="0 0 7621 4319">
          <text:p/>
        </draw:connector>
        <draw:connector draw:style-name="gr14" draw:text-style-name="P3" draw:layer="layout" svg:x1="5.207cm" svg:y1="8.382cm" svg:x2="2.159cm" svg:y2="8.89cm" draw:start-shape="id19" draw:start-glue-point="6" svg:d="M5207 8382v505h-3048v3" svg:viewBox="0 0 3049 509">
          <text:p/>
        </draw:connector>
        <draw:connector draw:style-name="gr14" draw:text-style-name="P3" draw:layer="layout" svg:x1="5.207cm" svg:y1="8.382cm" svg:x2="5.207cm" svg:y2="10.16cm" draw:start-shape="id19" draw:start-glue-point="6" draw:end-shape="id13" svg:d="M5207 8382v1778" svg:viewBox="0 0 1 1779">
          <text:p/>
        </draw:connector>
        <draw:custom-shape draw:style-name="gr19" draw:text-style-name="P3" xml:id="id2" draw:id="id2" draw:layer="layout" svg:width="3.847cm" svg:height="1.016cm" svg:x="1.778cm" svg:y="0.973cm">
          <text:p text:style-name="P3">Menu scree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svg:x1="3.702cm" svg:y1="1.989cm" svg:x2="2.014cm" svg:y2="2.672cm" draw:start-shape="id2" draw:start-glue-point="6" draw:end-shape="id3" draw:end-glue-point="4" svg:d="M3702 1989v342h-1688v341" svg:viewBox="0 0 1689 684">
          <text:p/>
        </draw:connector>
        <draw:custom-shape draw:style-name="gr20" draw:text-style-name="P3" xml:id="id20" draw:id="id20" draw:layer="layout" svg:width="3.015cm" svg:height="1.016cm" svg:x="4.534cm" svg:y="2.602cm">
          <text:p text:style-name="P3">butto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22" draw:id="id22" draw:layer="layout" svg:width="2.794cm" svg:height="1.016cm" svg:x="6.142cm" svg:y="4.826cm">
          <text:p text:style-name="P3">cube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21" draw:id="id21" draw:layer="layout" svg:width="2.794cm" svg:height="1.016cm" svg:x="7.882cm" svg:y="3.502cm">
          <text:p text:style-name="P3">textur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svg:x1="6.042cm" svg:y1="3.618cm" svg:x2="7.882cm" svg:y2="4.01cm" draw:start-shape="id20" draw:start-glue-point="6" draw:end-shape="id21" draw:end-glue-point="5" svg:d="M6042 3618v392h1840" svg:viewBox="0 0 1841 393">
          <text:p/>
        </draw:connector>
        <draw:connector draw:style-name="gr14" draw:text-style-name="P3" draw:layer="layout" draw:line-skew="0.349cm" svg:x1="6.042cm" svg:y1="3.618cm" svg:x2="7.539cm" svg:y2="4.826cm" draw:start-shape="id20" draw:start-glue-point="6" draw:end-shape="id22" draw:end-glue-point="4" svg:d="M6042 3618v954h1497v254" svg:viewBox="0 0 1498 1209">
          <text:p/>
        </draw:connector>
        <draw:connector draw:style-name="gr14" draw:text-style-name="P3" draw:layer="layout" svg:x1="3.702cm" svg:y1="1.989cm" svg:x2="6.042cm" svg:y2="2.602cm" draw:start-shape="id2" draw:start-glue-point="6" draw:end-shape="id20" draw:end-glue-point="4" svg:d="M3702 1989v307h2340v306" svg:viewBox="0 0 2341 614">
          <text:p/>
        </draw:connector>
        <draw:custom-shape draw:style-name="gr5" draw:text-style-name="P5" xml:id="id23" draw:id="id23" draw:layer="layout" svg:width="2.794cm" svg:height="1.016cm" svg:x="7.998cm" svg:y="7.258cm">
          <text:p text:style-name="P3">ligh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svg:x1="6.604cm" svg:y1="7.874cm" svg:x2="9.395cm" svg:y2="7.258cm" draw:start-shape="id19" draw:start-glue-point="7" draw:end-shape="id23" draw:end-glue-point="4" svg:d="M6604 7874h698v-1117h2093v501" svg:viewBox="0 0 2792 1118">
          <text:p/>
        </draw:connector>
        <draw:custom-shape draw:style-name="gr12" draw:text-style-name="P11" xml:id="id7" draw:id="id7" draw:layer="layout" svg:width="2.794cm" svg:height="1.016cm" svg:x="18.158cm" svg:y="7.388cm">
          <text:p text:style-name="P3">ma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1" xml:id="id24" draw:id="id24" draw:layer="layout" svg:width="2.794cm" svg:height="1.016cm" svg:x="19.266cm" svg:y="11.868cm">
          <text:p text:style-name="P3">flo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1" xml:id="id26" draw:id="id26" draw:layer="layout" svg:width="3.339cm" svg:height="1.016cm" svg:x="22.076cm" svg:y="8.912cm">
          <text:p text:style-name="P3">atmosphe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1" xml:id="id25" draw:id="id25" draw:layer="layout" svg:width="3.848cm" svg:height="1.016cm" svg:x="22.53cm" svg:y="11.868cm">
          <text:p text:style-name="P3">backgrou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draw:line-skew="1.523cm" svg:x1="19.555cm" svg:y1="8.404cm" svg:x2="20.663cm" svg:y2="11.868cm" draw:start-shape="id7" draw:start-glue-point="6" draw:end-shape="id24" draw:end-glue-point="4" svg:d="M19555 8404v3256h1108v208" svg:viewBox="0 0 1109 3465">
          <text:p/>
        </draw:connector>
        <draw:connector draw:style-name="gr14" draw:text-style-name="P3" draw:layer="layout" draw:line-skew="1.523cm" svg:x1="19.555cm" svg:y1="8.404cm" svg:x2="24.454cm" svg:y2="11.868cm" draw:start-shape="id7" draw:start-glue-point="6" draw:end-shape="id25" svg:d="M19555 8404v3256h4899v208" svg:viewBox="0 0 4900 3465">
          <text:p/>
        </draw:connector>
        <draw:connector draw:style-name="gr14" draw:text-style-name="P3" draw:layer="layout" svg:x1="19.555cm" svg:y1="8.404cm" svg:x2="23.745cm" svg:y2="8.912cm" draw:start-shape="id7" draw:start-glue-point="6" draw:end-shape="id26" draw:end-glue-point="4" svg:d="M19555 8404v502h1959v-495h2231v501" svg:viewBox="0 0 4191 509">
          <text:p/>
        </draw:connector>
        <draw:custom-shape draw:style-name="gr13" draw:text-style-name="P12" xml:id="id27" draw:id="id27" draw:layer="layout" svg:width="2.794cm" svg:height="1.016cm" svg:x="19.265cm" svg:y="13.647cm">
          <text:p text:style-name="P3">textur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2" xml:id="id28" draw:id="id28" draw:layer="layout" svg:width="2.794cm" svg:height="1.016cm" svg:x="23.065cm" svg:y="13.647cm">
          <text:p text:style-name="P3">textur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2" xml:id="id29" draw:id="id29" draw:layer="layout" svg:width="2.794cm" svg:height="1.016cm" svg:x="22.365cm" svg:y="10.247cm">
          <text:p text:style-name="P3">wirefram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svg:x1="20.663cm" svg:y1="12.884cm" svg:x2="20.662cm" svg:y2="13.647cm" draw:start-shape="id24" draw:start-glue-point="6" draw:end-shape="id27" draw:end-glue-point="4" svg:d="M20663 12884v382h-1v381" svg:viewBox="0 0 2 764">
          <text:p/>
        </draw:connector>
        <draw:connector draw:style-name="gr14" draw:text-style-name="P3" draw:layer="layout" svg:x1="24.454cm" svg:y1="12.884cm" svg:x2="24.462cm" svg:y2="13.647cm" draw:start-shape="id25" draw:start-glue-point="6" draw:end-shape="id28" draw:end-glue-point="4" svg:d="M24454 12884v382h8v381" svg:viewBox="0 0 9 764">
          <text:p/>
        </draw:connector>
        <draw:connector draw:style-name="gr14" draw:text-style-name="P3" draw:layer="layout" svg:x1="23.745cm" svg:y1="9.928cm" svg:x2="23.762cm" svg:y2="10.247cm" draw:start-shape="id26" draw:start-glue-point="6" draw:end-shape="id29" draw:end-glue-point="4" svg:d="M23745 9928v160h17v159" svg:viewBox="0 0 18 320">
          <text:p/>
        </draw:connector>
        <draw:connector draw:style-name="gr14" draw:text-style-name="P3" draw:layer="layout" draw:line-skew="0.877cm" svg:x1="12.827cm" svg:y1="3.048cm" svg:x2="19.555cm" svg:y2="7.388cm" draw:start-shape="id1" draw:end-shape="id7" draw:end-glue-point="4" svg:d="M12827 3048v3048h6728v1292" svg:viewBox="0 0 6729 4341">
          <text:p/>
        </draw:connector>
        <draw:custom-shape draw:style-name="gr7" draw:text-style-name="P8" xml:id="id31" draw:id="id31" draw:layer="layout" svg:width="2.794cm" svg:height="1.016cm" svg:x="0.563cm" svg:y="10.293cm">
          <text:p text:style-name="P3">fo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svg:x1="2.159cm" svg:y1="9.906cm" svg:x2="1.96cm" svg:y2="10.293cm" draw:start-shape="id30" draw:start-glue-point="6" draw:end-shape="id31" draw:end-glue-point="4" svg:d="M2159 9906v194h-199v193" svg:viewBox="0 0 200 388">
          <text:p/>
        </draw:connector>
        <draw:custom-shape draw:style-name="gr23" draw:text-style-name="P16" xml:id="id32" draw:id="id32" draw:layer="layout" svg:width="3.015cm" svg:height="1.016cm" svg:x="21.082cm" svg:y="1.241cm">
          <text:p text:style-name="P3">sculptur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4" draw:text-style-name="P17" xml:id="id35" draw:id="id35" draw:layer="layout" svg:width="2.286cm" svg:height="1.016cm" svg:x="25.146cm" svg:y="5.78cm">
          <text:p text:style-name="P3">sphe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7" xml:id="id34" draw:id="id34" draw:layer="layout" svg:width="2.093cm" svg:height="1.016cm" svg:x="21.316cm" svg:y="5.664cm">
          <text:p text:style-name="P3">text</text:p>
          <draw:enhanced-geometry svg:viewBox="0 0 21600 21600" draw:glue-points="10800 0 0 10800 10800 21600 21600 10800" draw:mirror-vertical="false" draw:mirror-horizontal="false" draw:type="flowchart-process" draw:enhanced-path="M 0 0 L 21600 0 21600 21600 0 21600 0 0 Z N"/>
        </draw:custom-shape>
        <draw:connector draw:style-name="gr14" draw:text-style-name="P3" draw:layer="layout" svg:x1="14.224cm" svg:y1="2.54cm" svg:x2="21.082cm" svg:y2="1.749cm" draw:start-shape="id1" draw:start-glue-point="7" draw:end-shape="id32" draw:end-glue-point="5" svg:d="M14224 2540h3429v-791h3429" svg:viewBox="0 0 6859 792">
          <text:p/>
        </draw:connector>
        <draw:connector draw:style-name="gr14" draw:text-style-name="P3" draw:layer="layout" svg:x1="24.252cm" svg:y1="4.981cm" svg:x2="22.363cm" svg:y2="5.664cm" draw:start-shape="id33" draw:start-glue-point="6" draw:end-shape="id34" draw:end-glue-point="4" svg:d="M24252 4981v342h-1889v341" svg:viewBox="0 0 1890 684">
          <text:p/>
        </draw:connector>
        <draw:connector draw:style-name="gr14" draw:text-style-name="P3" draw:layer="layout" svg:x1="24.252cm" svg:y1="4.981cm" svg:x2="26.289cm" svg:y2="5.78cm" draw:start-shape="id33" draw:start-glue-point="6" draw:end-shape="id35" draw:end-glue-point="4" svg:d="M24252 4981v400h2037v399" svg:viewBox="0 0 2038 800">
          <text:p/>
        </draw:connector>
        <draw:custom-shape draw:style-name="gr26" draw:text-style-name="P17" xml:id="id36" draw:id="id36" draw:layer="layout" svg:width="4.992cm" svg:height="1.016cm" svg:x="22.606cm" svg:y="7.166cm">
          <text:p text:style-name="P3">cubemap camer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svg:x1="26.289cm" svg:y1="6.796cm" svg:x2="25.102cm" svg:y2="7.166cm" draw:start-shape="id35" draw:start-glue-point="6" draw:end-shape="id36" draw:end-glue-point="4" svg:d="M26289 6796v186h-1187v184" svg:viewBox="0 0 1188 371">
          <text:p/>
        </draw:connector>
        <draw:custom-shape draw:style-name="gr24" draw:text-style-name="P17" xml:id="id37" draw:id="id37" draw:layer="layout" svg:width="2.286cm" svg:height="1.016cm" svg:x="18.348cm" svg:y="3.302cm">
          <text:p text:style-name="P3">Pilla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39" draw:id="id39" draw:layer="layout" svg:width="2.794cm" svg:height="1.016cm" svg:x="7.104cm" svg:y="9.236cm">
          <text:p text:style-name="P3">wal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7" xml:id="id33" draw:id="id33" draw:layer="layout" svg:width="3.779cm" svg:height="1.016cm" svg:x="22.363cm" svg:y="3.965cm">
          <text:p text:style-name="P3">Josh Suck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7" xml:id="id38" draw:id="id38" draw:layer="layout" svg:width="2.286cm" svg:height="1.016cm" svg:x="18.288cm" svg:y="4.826cm">
          <text:p text:style-name="P3">box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svg:x1="19.491cm" svg:y1="3.302cm" svg:x2="22.59cm" svg:y2="2.257cm" draw:start-shape="id37" draw:start-glue-point="4" draw:end-shape="id32" draw:end-glue-point="6" svg:d="M19491 3302v-522h3099v-523" svg:viewBox="0 0 3100 1046">
          <text:p/>
        </draw:connector>
        <draw:connector draw:style-name="gr14" draw:text-style-name="P3" draw:layer="layout" svg:x1="19.431cm" svg:y1="4.826cm" svg:x2="19.491cm" svg:y2="4.318cm" draw:start-shape="id38" draw:start-glue-point="4" draw:end-shape="id37" draw:end-glue-point="6" svg:d="M19431 4826v-253h60v-255" svg:viewBox="0 0 61 509">
          <text:p/>
        </draw:connector>
        <draw:connector draw:style-name="gr14" draw:text-style-name="P3" draw:layer="layout" svg:x1="24.097cm" svg:y1="1.749cm" svg:x2="24.252cm" svg:y2="3.965cm" draw:start-shape="id32" draw:start-glue-point="7" draw:end-shape="id33" draw:end-glue-point="4" svg:d="M24097 1749h501v1363h-346v853" svg:viewBox="0 0 502 2217">
          <text:p/>
        </draw:connector>
        <draw:connector draw:style-name="gr14" draw:text-style-name="P3" draw:layer="layout" svg:x1="5.207cm" svg:y1="8.382cm" svg:x2="7.104cm" svg:y2="9.744cm" draw:start-shape="id19" draw:start-glue-point="6" draw:end-shape="id39" draw:end-glue-point="5" svg:d="M5207 8382v1362h1897" svg:viewBox="0 0 1898 1363">
          <text:p/>
        </draw:connector>
        <draw:custom-shape draw:style-name="gr7" draw:text-style-name="P8" xml:id="id40" draw:id="id40" draw:layer="layout" svg:width="2.794cm" svg:height="1.016cm" svg:x="6.563cm" svg:y="11.293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svg:x1="8.501cm" svg:y1="10.252cm" svg:x2="7.96cm" svg:y2="11.293cm" draw:start-shape="id39" draw:start-glue-point="6" draw:end-shape="id40" svg:d="M8501 10252v521h-541v520" svg:viewBox="0 0 542 1042">
          <text:p/>
        </draw:connector>
        <draw:custom-shape draw:style-name="gr28" draw:text-style-name="P3" xml:id="id41" draw:id="id41" draw:layer="layout" svg:width="1.994cm" svg:height="1.665cm" svg:x="6.042cm" svg:y="0.654cm">
          <text:p text:style-name="P3">level</text:p>
          <text:p text:style-name="P3">sprit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svg:x1="1.778cm" svg:y1="1.481cm" svg:x2="6.042cm" svg:y2="1.487cm" draw:start-shape="id2" draw:end-shape="id41" draw:end-glue-point="5" svg:d="M1778 1481h-502v6h4766" svg:viewBox="0 0 4767 7">
          <text:p/>
        </draw:connector>
        <draw:custom-shape draw:style-name="gr28" draw:text-style-name="P3" draw:layer="layout" svg:width="1.994cm" svg:height="1.665cm" svg:x="6.043cm" svg:y="0.654cm">
          <text:p text:style-name="P3">level</text:p>
          <text:p text:style-name="P3">spri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8" xml:id="id42" draw:id="id42" draw:layer="layout" svg:width="1.994cm" svg:height="1.665cm" svg:x="14.944cm" svg:y="2.654cm">
          <text:p text:style-name="P3">death</text:p>
          <text:p text:style-name="P3">sprit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svg:x1="12.827cm" svg:y1="3.048cm" svg:x2="14.944cm" svg:y2="3.487cm" draw:start-shape="id1" draw:start-glue-point="6" draw:end-shape="id42" draw:end-glue-point="5" svg:d="M12827 3048v439h2117" svg:viewBox="0 0 2118 440">
          <text:p/>
        </draw:connector>
        <anim:par presentation:node-type="timing-root">
          <anim:par smil:begin="id75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 xml:id="id76" draw:id="id76">
        <office:forms form:automatic-focus="false" form:apply-design-mode="false"/>
        <draw:frame presentation:style-name="pr4" draw:layer="layout" svg:width="25.199cm" svg:height="2.629cm" svg:x="1.4cm" svg:y="-0.372cm" presentation:class="title" presentation:user-transformed="true">
          <draw:text-box>
            <text:p>Scene Graph</text:p>
          </draw:text-box>
        </draw:frame>
        <draw:custom-shape draw:style-name="gr30" draw:text-style-name="P19" xml:id="id43" draw:id="id43" draw:layer="layout" svg:width="2.794cm" svg:height="1.016cm" svg:x="17.78cm" svg:y="9.906cm">
          <text:p text:style-name="P3">minima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20" xml:id="id45" draw:id="id45" draw:layer="layout" svg:width="2.794cm" svg:height="1.016cm" svg:x="16.642cm" svg:y="12.757cm">
          <text:p text:style-name="P3">play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20" xml:id="id47" draw:id="id47" draw:layer="layout" svg:width="2.794cm" svg:height="1.016cm" svg:x="19.743cm" svg:y="12.758cm">
          <text:p text:style-name="P3">poweru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20" xml:id="id49" draw:id="id49" draw:layer="layout" svg:width="3.048cm" svg:height="1.016cm" svg:x="22.892cm" svg:y="12.758cm">
          <text:p text:style-name="P3">collecti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20" xml:id="id44" draw:id="id44" draw:layer="layout" svg:width="2.794cm" svg:height="1.016cm" svg:x="22.743cm" svg:y="11.558cm">
          <text:p text:style-name="P3">camer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21" xml:id="id46" draw:id="id46" draw:layer="layout" svg:width="2.794cm" svg:height="1.016cm" svg:x="16.643cm" svg:y="13.958cm">
          <text:p text:style-name="P3">sphe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21" xml:id="id48" draw:id="id48" draw:layer="layout" svg:width="2.794cm" svg:height="1.016cm" svg:x="19.744cm" svg:y="13.959cm">
          <text:p text:style-name="P3">bo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21" xml:id="id50" draw:id="id50" draw:layer="layout" svg:width="2.794cm" svg:height="1.016cm" svg:x="23.046cm" svg:y="13.959cm">
          <text:p text:style-name="P3">dodec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svg:x1="20.574cm" svg:y1="10.414cm" svg:x2="22.743cm" svg:y2="12.066cm" draw:start-shape="id43" draw:start-glue-point="7" draw:end-shape="id44" draw:end-glue-point="5" svg:d="M20574 10414h1085v1652h1084" svg:viewBox="0 0 2170 1653">
          <text:p/>
        </draw:connector>
        <draw:connector draw:style-name="gr14" draw:text-style-name="P3" draw:layer="layout" svg:x1="19.177cm" svg:y1="10.922cm" svg:x2="21.14cm" svg:y2="13.458cm" draw:start-shape="id43" draw:start-glue-point="6" svg:d="M19177 10922v1519h1963v1017" svg:viewBox="0 0 1964 2537">
          <text:p/>
        </draw:connector>
        <draw:connector draw:style-name="gr14" draw:text-style-name="P3" draw:layer="layout" svg:x1="19.177cm" svg:y1="10.922cm" svg:x2="18.039cm" svg:y2="13.457cm" draw:start-shape="id43" draw:start-glue-point="6" svg:d="M19177 10922v1519h-1138v1016" svg:viewBox="0 0 1139 2536">
          <text:p/>
        </draw:connector>
        <draw:connector draw:style-name="gr14" draw:text-style-name="P3" draw:layer="layout" svg:x1="18.039cm" svg:y1="13.773cm" svg:x2="18.04cm" svg:y2="13.958cm" draw:start-shape="id45" draw:start-glue-point="6" draw:end-shape="id46" draw:end-glue-point="4" svg:d="M18039 13773v93h1v92" svg:viewBox="0 0 2 186">
          <text:p/>
        </draw:connector>
        <draw:connector draw:style-name="gr14" draw:text-style-name="P3" draw:layer="layout" svg:x1="21.14cm" svg:y1="13.774cm" svg:x2="21.141cm" svg:y2="13.959cm" draw:start-shape="id47" draw:start-glue-point="6" draw:end-shape="id48" draw:end-glue-point="4" svg:d="M21140 13774v93h1v92" svg:viewBox="0 0 2 186">
          <text:p/>
        </draw:connector>
        <draw:connector draw:style-name="gr14" draw:text-style-name="P3" draw:layer="layout" svg:x1="24.416cm" svg:y1="13.774cm" svg:x2="24.443cm" svg:y2="13.959cm" draw:start-shape="id49" draw:start-glue-point="6" draw:end-shape="id50" draw:end-glue-point="4" svg:d="M24416 13774v93h27v92" svg:viewBox="0 0 28 186">
          <text:p/>
        </draw:connector>
        <draw:connector draw:style-name="gr14" draw:text-style-name="P3" draw:layer="layout" svg:x1="19.177cm" svg:y1="10.922cm" svg:x2="24.416cm" svg:y2="13.458cm" draw:start-shape="id43" draw:start-glue-point="6" svg:d="M19177 10922v1519h5239v1017" svg:viewBox="0 0 5240 2537">
          <text:p/>
        </draw:connector>
        <draw:custom-shape draw:style-name="gr34" draw:text-style-name="P4" xml:id="id67" draw:id="id67" draw:layer="layout" svg:width="5.138cm" svg:height="1.016cm" svg:x="7.874cm" svg:y="1.778cm">
          <text:p text:style-name="P3">Scene continu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3" xml:id="id53" draw:id="id53" draw:layer="layout" svg:width="5.587cm" svg:height="1.016cm" svg:x="0.279cm" svg:y="5.374cm">
          <text:p text:style-name="P3">shockwave grou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3" xml:id="id51" draw:id="id51" draw:layer="layout" svg:width="3.84cm" svg:height="1.016cm" svg:x="0.51cm" svg:y="6.903cm">
          <text:p text:style-name="P3">Smoke</text:p>
          <draw:enhanced-geometry svg:viewBox="0 0 21600 21600" draw:glue-points="10800 0 0 10800 10800 21600 21600 10800" draw:mirror-vertical="false" draw:mirror-horizontal="false" draw:type="flowchart-process" draw:enhanced-path="M 0 0 L 21600 0 21600 21600 0 21600 0 0 Z N"/>
        </draw:custom-shape>
        <draw:custom-shape draw:style-name="gr4" draw:text-style-name="P3" xml:id="id52" draw:id="id52" draw:layer="layout" svg:width="2.794cm" svg:height="1.016cm" svg:x="0.994cm" svg:y="8.644cm">
          <text:p text:style-name="P3">textures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draw:line-skew="0.349cm" svg:x1="2.43cm" svg:y1="7.919cm" svg:x2="2.391cm" svg:y2="8.644cm" draw:start-shape="id51" draw:start-glue-point="6" draw:end-shape="id52" draw:end-glue-point="4" svg:d="M2430 7919v712h-39v13" svg:viewBox="0 0 40 726">
          <text:p/>
        </draw:connector>
        <draw:connector draw:style-name="gr14" draw:text-style-name="P3" draw:layer="layout" svg:x1="3.073cm" svg:y1="6.39cm" svg:x2="2.43cm" svg:y2="6.903cm" draw:start-shape="id53" draw:start-glue-point="6" draw:end-shape="id51" draw:end-glue-point="4" svg:d="M3073 6390v257h-643v256" svg:viewBox="0 0 644 514">
          <text:p/>
        </draw:connector>
        <draw:custom-shape draw:style-name="gr35" draw:text-style-name="P3" xml:id="id54" draw:id="id54" draw:layer="layout" svg:width="5.587cm" svg:height="1.016cm" svg:x="7.62cm" svg:y="3.24cm">
          <text:p text:style-name="P3">Grou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svg:x1="10.414cm" svg:y1="4.256cm" svg:x2="3.073cm" svg:y2="5.374cm" draw:start-shape="id54" draw:start-glue-point="6" draw:end-shape="id53" draw:end-glue-point="4" svg:d="M10414 4256v560h-7341v558" svg:viewBox="0 0 7342 1119">
          <text:p/>
        </draw:connector>
        <draw:custom-shape draw:style-name="gr37" draw:text-style-name="P3" xml:id="id55" draw:id="id55" draw:layer="layout" svg:width="3.613cm" svg:height="1.016cm" svg:x="6.779cm" svg:y="5.375cm">
          <text:p text:style-name="P3">shockwav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xml:id="id56" draw:id="id56" draw:layer="layout" svg:width="3.015cm" svg:height="1.016cm" svg:x="7.135cm" svg:y="6.904cm">
          <text:p text:style-name="P3">emit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3" xml:id="id65" draw:id="id65" draw:layer="layout" svg:width="5.587cm" svg:height="1.628cm" svg:x="7.581cm" svg:y="8.524cm">
          <text:p text:style-name="P3">Explosion </text:p>
          <text:p text:style-name="P3">sprite she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svg:x1="8.586cm" svg:y1="6.391cm" svg:x2="8.643cm" svg:y2="6.904cm" draw:start-shape="id55" draw:start-glue-point="6" draw:end-shape="id56" draw:end-glue-point="4" svg:d="M8586 6391v257h57v256" svg:viewBox="0 0 58 514">
          <text:p/>
        </draw:connector>
        <draw:custom-shape draw:style-name="gr37" draw:text-style-name="P3" xml:id="id57" draw:id="id57" draw:layer="layout" svg:width="3.613cm" svg:height="1.016cm" svg:x="10.679cm" svg:y="5.376cm">
          <text:p text:style-name="P3">debri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xml:id="id58" draw:id="id58" draw:layer="layout" svg:width="3.015cm" svg:height="1.016cm" svg:x="11.035cm" svg:y="6.905cm">
          <text:p text:style-name="P3">emitt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svg:x1="12.486cm" svg:y1="6.392cm" svg:x2="12.543cm" svg:y2="6.905cm" draw:start-shape="id57" draw:start-glue-point="6" draw:end-shape="id58" draw:end-glue-point="4" svg:d="M12486 6392v257h57v256" svg:viewBox="0 0 58 514">
          <text:p/>
        </draw:connector>
        <draw:custom-shape draw:style-name="gr37" draw:text-style-name="P3" xml:id="id59" draw:id="id59" draw:layer="layout" svg:width="3.613cm" svg:height="1.016cm" svg:x="14.579cm" svg:y="5.376cm">
          <text:p text:style-name="P3">firebal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xml:id="id60" draw:id="id60" draw:layer="layout" svg:width="3.015cm" svg:height="1.016cm" svg:x="14.935cm" svg:y="6.905cm">
          <text:p text:style-name="P3">emitt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svg:x1="16.386cm" svg:y1="6.392cm" svg:x2="16.443cm" svg:y2="6.905cm" draw:start-shape="id59" draw:start-glue-point="6" draw:end-shape="id60" draw:end-glue-point="4" svg:d="M16386 6392v257h57v256" svg:viewBox="0 0 58 514">
          <text:p/>
        </draw:connector>
        <draw:custom-shape draw:style-name="gr37" draw:text-style-name="P3" xml:id="id61" draw:id="id61" draw:layer="layout" svg:width="3.613cm" svg:height="1.016cm" svg:x="18.579cm" svg:y="5.376cm">
          <text:p text:style-name="P3">mi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xml:id="id62" draw:id="id62" draw:layer="layout" svg:width="3.015cm" svg:height="1.016cm" svg:x="18.935cm" svg:y="6.905cm">
          <text:p text:style-name="P3">emitt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svg:x1="20.386cm" svg:y1="6.392cm" svg:x2="20.443cm" svg:y2="6.905cm" draw:start-shape="id61" draw:start-glue-point="6" draw:end-shape="id62" draw:end-glue-point="4" svg:d="M20386 6392v257h57v256" svg:viewBox="0 0 58 514">
          <text:p/>
        </draw:connector>
        <draw:custom-shape draw:style-name="gr37" draw:text-style-name="P3" xml:id="id63" draw:id="id63" draw:layer="layout" svg:width="3.613cm" svg:height="1.016cm" svg:x="22.779cm" svg:y="5.376cm">
          <text:p text:style-name="P3">flas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xml:id="id64" draw:id="id64" draw:layer="layout" svg:width="3.015cm" svg:height="1.016cm" svg:x="23.135cm" svg:y="6.905cm">
          <text:p text:style-name="P3">emitt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svg:x1="24.586cm" svg:y1="6.392cm" svg:x2="24.643cm" svg:y2="6.905cm" draw:start-shape="id63" draw:start-glue-point="6" draw:end-shape="id64" draw:end-glue-point="4" svg:d="M24586 6392v257h57v256" svg:viewBox="0 0 58 514">
          <text:p/>
        </draw:connector>
        <draw:connector draw:style-name="gr14" draw:text-style-name="P3" draw:layer="layout" svg:x1="10.414cm" svg:y1="4.256cm" svg:x2="8.585cm" svg:y2="5.375cm" draw:start-shape="id54" draw:start-glue-point="6" draw:end-shape="id55" svg:d="M10414 4256v560h-1829v559" svg:viewBox="0 0 1830 1120">
          <text:p/>
        </draw:connector>
        <draw:connector draw:style-name="gr14" draw:text-style-name="P3" draw:layer="layout" svg:x1="10.414cm" svg:y1="4.256cm" svg:x2="12.486cm" svg:y2="5.376cm" draw:start-shape="id54" draw:start-glue-point="6" draw:end-shape="id57" draw:end-glue-point="4" svg:d="M10414 4256v561h2072v559" svg:viewBox="0 0 2073 1121">
          <text:p/>
        </draw:connector>
        <draw:connector draw:style-name="gr14" draw:text-style-name="P3" draw:layer="layout" svg:x1="10.414cm" svg:y1="4.256cm" svg:x2="16.385cm" svg:y2="5.376cm" draw:start-shape="id54" draw:start-glue-point="6" draw:end-shape="id59" svg:d="M10414 4256v561h5971v559" svg:viewBox="0 0 5972 1121">
          <text:p/>
        </draw:connector>
        <draw:connector draw:style-name="gr14" draw:text-style-name="P3" draw:layer="layout" svg:x1="10.414cm" svg:y1="4.256cm" svg:x2="20.386cm" svg:y2="5.376cm" draw:start-shape="id54" draw:start-glue-point="6" draw:end-shape="id61" draw:end-glue-point="4" svg:d="M10414 4256v561h9972v559" svg:viewBox="0 0 9973 1121">
          <text:p/>
        </draw:connector>
        <draw:connector draw:style-name="gr14" draw:text-style-name="P3" draw:layer="layout" svg:x1="10.414cm" svg:y1="4.256cm" svg:x2="24.585cm" svg:y2="5.376cm" draw:start-shape="id54" draw:start-glue-point="6" draw:end-shape="id63" svg:d="M10414 4256v561h14171v559" svg:viewBox="0 0 14172 1121">
          <text:p/>
        </draw:connector>
        <draw:connector draw:style-name="gr14" draw:text-style-name="P3" draw:layer="layout" draw:line-skew="1.829cm" svg:x1="10.413cm" svg:y1="4.256cm" svg:x2="10.374cm" svg:y2="8.524cm" draw:start-shape="id54" draw:end-shape="id65" svg:d="M10413 4256v3964h-39v304" svg:viewBox="0 0 40 4269">
          <text:p/>
        </draw:connector>
        <draw:custom-shape draw:style-name="gr4" draw:text-style-name="P3" xml:id="id66" draw:id="id66" draw:layer="layout" svg:width="2.794cm" svg:height="1.016cm" svg:x="8.936cm" svg:y="10.606cm">
          <text:p text:style-name="P3">image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4" draw:text-style-name="P3" draw:layer="layout" svg:x1="10.375cm" svg:y1="10.152cm" svg:x2="10.333cm" svg:y2="10.606cm" draw:start-shape="id65" draw:start-glue-point="6" draw:end-shape="id66" draw:end-glue-point="4" svg:d="M10375 10152v228h-42v226" svg:viewBox="0 0 43 455">
          <text:p/>
        </draw:connector>
        <draw:connector draw:style-name="gr14" draw:text-style-name="P3" draw:layer="layout" svg:x1="10.443cm" svg:y1="2.794cm" svg:x2="10.414cm" svg:y2="3.24cm" draw:start-shape="id67" draw:start-glue-point="6" draw:end-shape="id54" draw:end-glue-point="4" svg:d="M10443 2794v224h-29v222" svg:viewBox="0 0 30 447">
          <text:p/>
        </draw:connector>
        <draw:custom-shape draw:style-name="gr39" draw:text-style-name="P5" xml:id="id70" draw:id="id70" draw:layer="layout" svg:width="5.138cm" svg:height="1.016cm" svg:x="1.575cm" svg:y="10.279cm">
          <text:p text:style-name="P3">cutsce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22" xml:id="id68" draw:id="id68" draw:layer="layout" svg:width="3.045cm" svg:height="1.016cm" svg:x="0.511cm" svg:y="11.704cm">
          <text:p text:style-name="P3">plane</text:p>
          <draw:enhanced-geometry svg:viewBox="0 0 21600 21600" draw:glue-points="10800 0 0 10800 10800 21600 21600 10800" draw:mirror-vertical="false" draw:mirror-horizontal="false" draw:type="flowchart-process" draw:enhanced-path="M 0 0 L 21600 0 21600 21600 0 21600 0 0 Z N"/>
        </draw:custom-shape>
        <draw:custom-shape draw:style-name="gr41" draw:text-style-name="P23" xml:id="id69" draw:id="id69" draw:layer="layout" svg:width="4.568cm" svg:height="1.016cm" svg:x="0.512cm" svg:y="13.405cm">
          <text:p text:style-name="P3">Video texture</text:p>
          <draw:enhanced-geometry svg:viewBox="0 0 21600 21600" draw:glue-points="10800 0 0 10800 10800 21600 21600 10800" draw:mirror-vertical="false" draw:mirror-horizontal="false" draw:type="flowchart-process" draw:enhanced-path="M 0 0 L 21600 0 21600 21600 0 21600 0 0 Z N"/>
        </draw:custom-shape>
        <draw:connector draw:style-name="gr14" draw:text-style-name="P3" draw:layer="layout" svg:x1="2.034cm" svg:y1="12.72cm" svg:x2="2.796cm" svg:y2="13.405cm" draw:start-shape="id68" draw:start-glue-point="6" draw:end-shape="id69" draw:end-glue-point="4" svg:d="M2034 12720v343h762v342" svg:viewBox="0 0 763 686">
          <text:p/>
        </draw:connector>
        <draw:connector draw:style-name="gr14" draw:text-style-name="P3" draw:layer="layout" svg:x1="4.144cm" svg:y1="11.295cm" svg:x2="2.034cm" svg:y2="11.704cm" draw:start-shape="id70" draw:start-glue-point="6" draw:end-shape="id68" draw:end-glue-point="4" svg:d="M4144 11295v205h-2110v204" svg:viewBox="0 0 2111 410">
          <text:p/>
        </draw:connector>
        <draw:custom-shape draw:style-name="gr40" draw:text-style-name="P22" xml:id="id71" draw:id="id71" draw:layer="layout" svg:width="3.045cm" svg:height="1.016cm" svg:x="4.311cm" svg:y="11.705cm">
          <text:p text:style-name="P3">camera</text:p>
          <draw:enhanced-geometry svg:viewBox="0 0 21600 21600" draw:glue-points="10800 0 0 10800 10800 21600 21600 10800" draw:mirror-vertical="false" draw:mirror-horizontal="false" draw:type="flowchart-process" draw:enhanced-path="M 0 0 L 21600 0 21600 21600 0 21600 0 0 Z N"/>
        </draw:custom-shape>
        <draw:connector draw:style-name="gr14" draw:text-style-name="P3" draw:layer="layout" svg:x1="4.144cm" svg:y1="11.295cm" svg:x2="5.834cm" svg:y2="11.705cm" draw:start-shape="id70" draw:start-glue-point="6" draw:end-shape="id71" draw:end-glue-point="4" svg:d="M4144 11295v206h1690v204" svg:viewBox="0 0 1691 411">
          <text:p/>
        </draw:connector>
        <anim:par presentation:node-type="timing-root">
          <anim:par smil:begin="id76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 xml:id="id77" draw:id="id77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ther stuff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hree.js working?</text:p>
                <text:list>
                  <text:list-item>
                    <text:p>Yes!</text:p>
                  </text:list-item>
                  <text:list-item>
                    <text:p>We hate it!</text:p>
                  </text:list-item>
                  <text:list-item>
                    <text:p>Oh well…</text:p>
                  </text:list-item>
                </text:list>
              </text:list-item>
              <text:list-item>
                <text:p>Models?</text:p>
                <text:list>
                  <text:list-item>
                    <text:p>We have a horse and a stork and a Walt Disney head</text:p>
                  </text:list-item>
                  <text:list-item>
                    <text:p>Avi has a tie-fighter model cause reasons</text:p>
                  </text:list-item>
                </text:list>
              </text:list-item>
            </text:list>
          </draw:text-box>
        </draw:frame>
        <anim:par presentation:node-type="timing-root">
          <anim:par smil:begin="id77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 xml:id="id78" draw:id="id78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ore – Background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ackground – Where is alpha from?</text:p>
                <text:list>
                  <text:list-item>
                    <text:p>The Centaurians are an advanced microbiological race that inhabits the Alpha Centauri star system.</text:p>
                  </text:list-item>
                  <text:list-item>
                    <text:p>In order to survive the harsh conditions they have evolved the ability to shapeshift. </text:p>
                  </text:list-item>
                  <text:list-item>
                    <text:p>They posses advanced technologies beyond human comprehension, except for emacs, they love emacs!</text:p>
                  </text:list-item>
                  <text:list-item>
                    <text:p>Proxima Centauri, aka PC, is a red dwarf star that serves as the prison for the Alpha Centauri system</text:p>
                  </text:list-item>
                  <text:list-item>
                    <text:p>Once a being arrives in PC its identity is lost, and is given the name _alpha_ <text:s/></text:p>
                  </text:list-item>
                </text:list>
              </text:list-item>
            </text:list>
          </draw:text-box>
        </draw:frame>
        <anim:par presentation:node-type="timing-root">
          <anim:par smil:begin="id78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 xml:id="id79" draw:id="id79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ore – Our Sto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ur story – Who is _alpha_:</text:p>
                <text:list>
                  <text:list-item>
                    <text:p>We play as _alpha_, a falsely imprisoned centorian.</text:p>
                  </text:list-item>
                  <text:list-item>
                    <text:p>_alpha_ was accused of killing Bambi’s mother.</text:p>
                  </text:list-item>
                  <text:list-item>
                    <text:p>Previous <text:s/>to _alpha_’s imprisonment <text:span text:style-name="T1">_alpha_ and Walt </text:span><text:span text:style-name="T1">Disney were lovers. When Walt discovered _alpha_ killed </text:span><text:span text:style-name="T1">Bambi’s mother it was too much for him, he swore to never </text:span><text:span text:style-name="T1">talk to _alpha_ again. </text:span></text:p>
                  </text:list-item>
                  <text:list-item>
                    <text:p><text:span text:style-name="T1">(Walt Disney was reincarnated as a centaurian after he was </text:span><text:span text:style-name="T1">cryogenically frozen, which can be a side-effect of </text:span><text:span text:style-name="T1">cryogenics)</text:span></text:p>
                  </text:list-item>
                  <text:list-item>
                    <text:p><text:span text:style-name="T1">_alpha_ is on a mission to escape PC and tell Walt the truth </text:span><text:span text:style-name="T1">and win his love back.</text:span> </text:p>
                  </text:list-item>
                </text:list>
              </text:list-item>
            </text:list>
          </draw:text-box>
        </draw:frame>
        <anim:par presentation:node-type="timing-root">
          <anim:par smil:begin="id79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 xml:id="id80" draw:id="id80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anim:par presentation:node-type="timing-root">
          <anim:par smil:begin="id80.begin">
            <anim:transitionFilter smil:dur="2s" smil:type="miscShapeWipe" smil:subtype="horizontal"/>
            <anim:audio xlink:href="../../../../../opt/libreoffice6.0/share/gallery/sounds/applau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ZA" style:font-size-asian="14pt" style:language-asian="en" style:country-asian="ZA" style:font-size-complex="14pt" style:language-complex="en" style:country-complex="ZA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0T14:48:34.231732702</meta:creation-date>
    <dc:date>2018-05-24T14:08:20.910240910</dc:date>
    <meta:editing-duration>PT1H48M54S</meta:editing-duration>
    <meta:editing-cycles>31</meta:editing-cycles>
    <meta:generator>LibreOffice/5.1.6.2$Linux_X86_64 LibreOffice_project/10m0$Build-2</meta:generator>
    <meta:document-statistic meta:object-count="194"/>
  </office:meta>
</office:document-meta>
</file>